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7.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6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1" style:family="table-cell" style:parent-style-name="Default">
      <style:text-properties style:font-name="Comic Sans MS" fo:font-size="14pt" style:font-size-asian="14pt" style:font-size-complex="14pt"/>
    </style:style>
    <style:style style:name="ce22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ext-properties style:font-name="Comic Sans MS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style:cell-protect="protected formula-hidden" style:print-content="true"/>
    </style:style>
    <style:style style:name="ce2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start" fo:margin-left="0mm"/>
      <style:text-properties fo:color="#ffffff" style:font-name="Times New Roman" fo:font-size="28pt" style:font-size-asian="28pt" style:font-size-complex="28pt"/>
    </style:style>
    <style:style style:name="ce16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1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9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357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LKxhskAaZ0GTt/u1snxy4FhU4A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8"/>
        <table:table-column table:style-name="co1" table:number-columns-repeated="2" table:default-cell-style-name="ce38"/>
        <table:table-row table:style-name="ro1">
          <table:table-cell table:style-name="ce6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1"/>
          <table:covered-table-cell table:style-name="ce14"/>
          <table:covered-table-cell table:number-columns-repeated="5" table:style-name="ce17"/>
          <table:table-cell table:style-name="ce18"/>
          <table:table-cell table:style-name="ce20" table:number-columns-repeated="1013"/>
          <table:table-cell table:style-name="ce21" table:number-columns-repeated="2"/>
        </table:table-row>
        <table:table-row table:style-name="ro2">
          <table:table-cell table:style-name="ce7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3"/>
          <table:table-cell table:style-name="ce19" table:number-columns-repeated="1014"/>
          <table:table-cell table:style-name="ce22" table:number-columns-repeated="2"/>
        </table:table-row>
        <table:table-row table:style-name="ro2">
          <table:table-cell table:style-name="ce7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3"/>
          <table:table-cell table:style-name="ce19" table:number-columns-repeated="1014"/>
          <table:table-cell table:style-name="ce22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6mm" svg:x="0mm" svg:y="0.55mm" draw:control="control1"/>
            <draw:control table:end-cell-address="Aide.B7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9">
            <draw:control table:end-cell-address="Aide.B11" table:end-x="12.18mm" table:end-y="3.25mm" draw:z-index="1" draw:style-name="gr3" draw:text-style-name="P3" svg:width="34.77mm" svg:height="10.15mm" svg:x="0mm" svg:y="3.7mm" draw:control="control2"/>
            <draw:control table:end-cell-address="Aide.B11" table:end-x="12.18mm" table:end-y="3.25mm" draw:z-index="4" draw:style-name="gr3" draw:text-style-name="P3" svg:width="34.77mm" svg:height="10.17mm" svg:x="0mm" svg:y="3.68mm" draw:control="control4"/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0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10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ation scientifique" table:style-name="ta1" table:protected="true" table:protection-key="LKxhskAaZ0GTt/u1snxy4FhU4A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Notation scientifique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otation scientifique'.G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6mm" draw:control="control5"/>
          <draw:control draw:z-index="1" draw:style-name="gr3" draw:text-style-name="P3" svg:width="64.97mm" svg:height="20mm" svg:x="135.12mm" svg:y="166mm" draw:control="control6"/>
        </table:shapes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4" table:default-cell-style-name="ce44"/>
        <table:table-column table:style-name="co6" table:default-cell-style-name="ce44"/>
        <table:table-column table:style-name="co7" table:default-cell-style-name="ce44"/>
        <table:table-column table:style-name="co2" table:default-cell-style-name="ce44"/>
        <table:table-column table:style-name="co8" table:default-cell-style-name="ce44"/>
        <table:table-column table:style-name="co4" table:default-cell-style-name="ce44"/>
        <table:table-column table:style-name="co5" table:default-cell-style-name="ce44"/>
        <table:table-column table:style-name="co4" table:default-cell-style-name="ce44"/>
        <table:table-column table:style-name="co9" table:default-cell-style-name="ce44"/>
        <table:table-column table:style-name="co7" table:default-cell-style-name="ce44"/>
        <table:table-column table:style-name="co1" table:number-columns-repeated="1010" table:default-cell-style-name="ce44"/>
        <table:table-row table:style-name="ro5">
          <table:table-cell table:style-name="ce1" office:value-type="string" calcext:value-type="string" table:number-columns-spanned="10" table:number-rows-spanned="1">
            <text:p>KELLER Stéphane <text:s/>– Lycée agricole Louis Pasteur</text:p>
          </table:table-cell>
          <table:covered-table-cell table:number-columns-repeated="2" table:style-name="ce77"/>
          <table:covered-table-cell table:number-columns-repeated="2" table:style-name="ce26"/>
          <table:covered-table-cell table:number-columns-repeated="5" table:style-name="ce167"/>
          <table:table-cell table:style-name="ce167" table:number-columns-repeated="2"/>
          <table:table-cell table:style-name="ce51" table:formula="of:=IF([.$D$25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150" office:value-type="string" calcext:value-type="string" table:number-columns-spanned="10" table:number-rows-spanned="1">
            <text:p>Nouveau test : Crtl + Shift + F9</text:p>
          </table:table-cell>
          <table:covered-table-cell table:number-columns-repeated="2" table:style-name="ce25"/>
          <table:covered-table-cell table:number-columns-repeated="2" table:style-name="ce26"/>
          <table:covered-table-cell table:number-columns-repeated="5" table:style-name="ce167"/>
          <table:table-cell table:style-name="ce167" table:number-columns-repeated="2"/>
          <table:covered-table-cell table:number-columns-repeated="2" table:style-name="ce167"/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67" office:value-type="string" calcext:value-type="string">
            <text:p>V/F</text:p>
          </table:table-cell>
          <table:table-cell table:style-name="ce167" office:value-type="string" calcext:value-type="string">
            <text:p>R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67" office:value-type="string" calcext:value-type="string">
            <text:p>V/F</text:p>
          </table:table-cell>
          <table:table-cell table:style-name="ce167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1,47ᴇ(-15)" calcext:value-type="string">
            <text:p>1,47ᴇ(-15)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3"/>
          <table:table-cell table:style-name="ce24" table:formula="of:=IF([.$D$25];IF([.C4]*10^[.E4]=INDEX([$Données.$E$4:.$E$13];[$Données.F4]);&quot;VRAI&quot;;&quot;FAUX&quot;);&quot;&quot;)">
            <text:p/>
          </table:table-cell>
          <table:table-cell table:style-name="ce39" table:formula="of:=IF(AND([.$D$25];[.$G$25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00678ᴇ21" calcext:value-type="string">
            <text:p>0,000678ᴇ21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3"/>
          <table:table-cell table:style-name="ce78" table:formula="of:=IF([.$D$25];IF([.J4]*10^[.L4]=INDEX([$Données.$K$4:.$K$13];[$Données.L4]);&quot;VRAI&quot;;&quot;FAUX&quot;);&quot;&quot;)">
            <text:p/>
          </table:table-cell>
          <table:table-cell table:style-name="ce89" table:formula="of:=IF(AND([.$D$25];[.$G$25]);INDEX([$Données.$K$4:.$K$13];[$Données.L4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68,57ᴇ22" calcext:value-type="string">
            <text:p>68,57ᴇ22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3"/>
          <table:table-cell table:style-name="ce27" table:formula="of:=IF([.$D$25];IF([.C5]*10^[.E5]=INDEX([$Données.$E$4:.$E$13];[$Données.F5]);&quot;VRAI&quot;;&quot;FAUX&quot;);&quot;&quot;)">
            <text:p/>
          </table:table-cell>
          <table:table-cell table:style-name="ce40" table:formula="of:=IF(AND([.$D$25];[.$G$25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7,71ᴇ(-27)" calcext:value-type="string">
            <text:p>7,71ᴇ(-27)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3"/>
          <table:table-cell table:style-name="ce79" table:formula="of:=IF([.$D$25];IF([.J5]*10^[.L5]=INDEX([$Données.$K$4:.$K$13];[$Données.L5]);&quot;VRAI&quot;;&quot;FAUX&quot;);&quot;&quot;)">
            <text:p/>
          </table:table-cell>
          <table:table-cell table:style-name="ce90" table:formula="of:=IF(AND([.$D$25];[.$G$25]);INDEX([$Données.$K$4:.$K$13];[$Données.L5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59,35ᴇ31" calcext:value-type="string">
            <text:p>59,35ᴇ31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3"/>
          <table:table-cell table:style-name="ce29" table:formula="of:=IF([.$D$25];IF([.C6]*10^[.E6]=INDEX([$Données.$E$4:.$E$13];[$Données.F6]);&quot;VRAI&quot;;&quot;FAUX&quot;);&quot;&quot;)">
            <text:p/>
          </table:table-cell>
          <table:table-cell table:style-name="ce41" table:formula="of:=IF(AND([.$D$25];[.$G$25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53,1ᴇ75" calcext:value-type="string">
            <text:p>53,1ᴇ75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3"/>
          <table:table-cell table:style-name="ce80" table:formula="of:=IF([.$D$25];IF([.J6]*10^[.L6]=INDEX([$Données.$K$4:.$K$13];[$Données.L6]);&quot;VRAI&quot;;&quot;FAUX&quot;);&quot;&quot;)">
            <text:p/>
          </table:table-cell>
          <table:table-cell table:style-name="ce91" table:formula="of:=IF(AND([.$D$25];[.$G$25]);INDEX([$Données.$K$4:.$K$13];[$Données.L6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9,18ᴇ(-42)" calcext:value-type="string">
            <text:p>9,18ᴇ(-42)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3"/>
          <table:table-cell table:style-name="ce30" table:formula="of:=IF([.$D$25];IF([.C7]*10^[.E7]=INDEX([$Données.$E$4:.$E$13];[$Données.F7]);&quot;VRAI&quot;;&quot;FAUX&quot;);&quot;&quot;)">
            <text:p/>
          </table:table-cell>
          <table:table-cell table:style-name="ce65" table:formula="of:=IF(AND([.$D$25];[.$G$25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7,67ᴇ(-26)" calcext:value-type="string">
            <text:p>7,67ᴇ(-26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3"/>
          <table:table-cell table:style-name="ce81" table:formula="of:=IF([.$D$25];IF([.J7]*10^[.L7]=INDEX([$Données.$K$4:.$K$13];[$Données.L7]);&quot;VRAI&quot;;&quot;FAUX&quot;);&quot;&quot;)">
            <text:p/>
          </table:table-cell>
          <table:table-cell table:style-name="ce92" table:formula="of:=IF(AND([.$D$25];[.$G$25]);INDEX([$Données.$K$4:.$K$13];[$Données.L7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871ᴇ(-12)" calcext:value-type="string">
            <text:p>871ᴇ(-12)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3"/>
          <table:table-cell table:style-name="ce31" table:formula="of:=IF([.$D$25];IF([.C8]*10^[.E8]=INDEX([$Données.$E$4:.$E$13];[$Données.F8]);&quot;VRAI&quot;;&quot;FAUX&quot;);&quot;&quot;)">
            <text:p/>
          </table:table-cell>
          <table:table-cell table:style-name="ce69" table:formula="of:=IF(AND([.$D$25];[.$G$25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0567ᴇ74" calcext:value-type="string">
            <text:p>0,00567ᴇ74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3"/>
          <table:table-cell table:style-name="ce82" table:formula="of:=IF([.$D$25];IF([.J8]*10^[.L8]=INDEX([$Données.$K$4:.$K$13];[$Données.L8]);&quot;VRAI&quot;;&quot;FAUX&quot;);&quot;&quot;)">
            <text:p/>
          </table:table-cell>
          <table:table-cell table:style-name="ce115" table:formula="of:=IF(AND([.$D$25];[.$G$25]);INDEX([$Données.$K$4:.$K$13];[$Données.L8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33,33ᴇ(-49)" calcext:value-type="string">
            <text:p>33,33ᴇ(-49)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3"/>
          <table:table-cell table:style-name="ce32" table:formula="of:=IF([.$D$25];IF([.C9]*10^[.E9]=INDEX([$Données.$E$4:.$E$13];[$Données.F9]);&quot;VRAI&quot;;&quot;FAUX&quot;);&quot;&quot;)">
            <text:p/>
          </table:table-cell>
          <table:table-cell table:style-name="ce72" table:formula="of:=IF(AND([.$D$25];[.$G$25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9,14ᴇ(-83)" calcext:value-type="string">
            <text:p>9,14ᴇ(-83)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3"/>
          <table:table-cell table:style-name="ce83" table:formula="of:=IF([.$D$25];IF([.J9]*10^[.L9]=INDEX([$Données.$K$4:.$K$13];[$Données.L9]);&quot;VRAI&quot;;&quot;FAUX&quot;);&quot;&quot;)">
            <text:p/>
          </table:table-cell>
          <table:table-cell table:style-name="ce116" table:formula="of:=IF(AND([.$D$25];[.$G$25]);INDEX([$Données.$K$4:.$K$13];[$Données.L9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46,06ᴇ27" calcext:value-type="string">
            <text:p>46,06ᴇ27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3"/>
          <table:table-cell table:style-name="ce33" table:formula="of:=IF([.$D$25];IF([.C10]*10^[.E10]=INDEX([$Données.$E$4:.$E$13];[$Données.F10]);&quot;VRAI&quot;;&quot;FAUX&quot;);&quot;&quot;)">
            <text:p/>
          </table:table-cell>
          <table:table-cell table:style-name="ce73" table:formula="of:=IF(AND([.$D$25];[.$G$25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0067ᴇ(-70)" calcext:value-type="string">
            <text:p>0,00067ᴇ(-70)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3"/>
          <table:table-cell table:style-name="ce84" table:formula="of:=IF([.$D$25];IF([.J10]*10^[.L10]=INDEX([$Données.$K$4:.$K$13];[$Données.L10]);&quot;VRAI&quot;;&quot;FAUX&quot;);&quot;&quot;)">
            <text:p/>
          </table:table-cell>
          <table:table-cell table:style-name="ce117" table:formula="of:=IF(AND([.$D$25];[.$G$25]);INDEX([$Données.$K$4:.$K$13];[$Données.L10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7160ᴇ86" calcext:value-type="string">
            <text:p>7160ᴇ86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3"/>
          <table:table-cell table:style-name="ce35" table:formula="of:=IF([.$D$25];IF([.C11]*10^[.E11]=INDEX([$Données.$E$4:.$E$13];[$Données.F11]);&quot;VRAI&quot;;&quot;FAUX&quot;);&quot;&quot;)">
            <text:p/>
          </table:table-cell>
          <table:table-cell table:style-name="ce74" table:formula="of:=IF(AND([.$D$25];[.$G$25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9ᴇ(-40)" calcext:value-type="string">
            <text:p>9ᴇ(-40)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3"/>
          <table:table-cell table:style-name="ce85" table:formula="of:=IF([.$D$25];IF([.J11]*10^[.L11]=INDEX([$Données.$K$4:.$K$13];[$Données.L11]);&quot;VRAI&quot;;&quot;FAUX&quot;);&quot;&quot;)">
            <text:p/>
          </table:table-cell>
          <table:table-cell table:style-name="ce118" table:formula="of:=IF(AND([.$D$25];[.$G$25]);INDEX([$Données.$K$4:.$K$13];[$Données.L11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9610ᴇ(-28)" calcext:value-type="string">
            <text:p>9610ᴇ(-28)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3"/>
          <table:table-cell table:style-name="ce36" table:formula="of:=IF([.$D$25];IF([.C12]*10^[.E12]=INDEX([$Données.$E$4:.$E$13];[$Données.F12]);&quot;VRAI&quot;;&quot;FAUX&quot;);&quot;&quot;)">
            <text:p/>
          </table:table-cell>
          <table:table-cell table:style-name="ce75" table:formula="of:=IF(AND([.$D$25];[.$G$25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93,2ᴇ(-44)" calcext:value-type="string">
            <text:p>93,2ᴇ(-44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3"/>
          <table:table-cell table:style-name="ce86" table:formula="of:=IF([.$D$25];IF([.J12]*10^[.L12]=INDEX([$Données.$K$4:.$K$13];[$Données.L12]);&quot;VRAI&quot;;&quot;FAUX&quot;);&quot;&quot;)">
            <text:p/>
          </table:table-cell>
          <table:table-cell table:style-name="ce120" table:formula="of:=IF(AND([.$D$25];[.$G$25]);INDEX([$Données.$K$4:.$K$13];[$Données.L12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16,82ᴇ(-93)" calcext:value-type="string">
            <text:p>16,82ᴇ(-93)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3"/>
          <table:table-cell table:style-name="ce37" table:formula="of:=IF([.$D$25];IF([.C13]*10^[.E13]=INDEX([$Données.$E$4:.$E$13];[$Données.F13]);&quot;VRAI&quot;;&quot;FAUX&quot;);&quot;&quot;)">
            <text:p/>
          </table:table-cell>
          <table:table-cell table:style-name="ce76" table:formula="of:=IF(AND([.$D$25];[.$G$25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0,00117ᴇ33" calcext:value-type="string">
            <text:p>0,00117ᴇ33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3"/>
          <table:table-cell table:style-name="ce87" table:formula="of:=IF([.$D$25];IF([.J13]*10^[.L13]=INDEX([$Données.$K$4:.$K$13];[$Données.L13]);&quot;VRAI&quot;;&quot;FAUX&quot;);&quot;&quot;)">
            <text:p/>
          </table:table-cell>
          <table:table-cell table:style-name="ce121" table:formula="of:=IF(AND([.$D$25];[.$G$25]);INDEX([$Données.$K$4:.$K$13];[$Données.L13]);&quot;&quot;)">
            <text:p/>
          </table:table-cell>
          <table:table-cell table:number-columns-repeated="1010"/>
        </table:table-row>
        <table:table-row table:style-name="ro5">
          <table:table-cell table:style-name="ce16" table:number-columns-repeated="3"/>
          <table:table-cell table:number-columns-repeated="2"/>
          <table:table-cell table:style-name="ce16" table:number-columns-repeated="9"/>
          <table:table-cell table:style-name="ce56"/>
          <table:table-cell table:number-columns-repeated="1009"/>
        </table:table-row>
        <table:table-row table:style-name="ro5">
          <table:table-cell table:style-name="ce16" table:number-columns-repeated="3"/>
          <table:table-cell table:number-columns-repeated="2"/>
          <table:table-cell table:style-name="ce47" table:number-columns-repeated="9"/>
          <table:table-cell table:number-columns-repeated="1010"/>
        </table:table-row>
        <table:table-row table:style-name="ro5">
          <table:table-cell table:style-name="ce16" table:number-columns-repeated="3"/>
          <table:table-cell table:number-columns-repeated="1021"/>
        </table:table-row>
        <table:table-row table:style-name="ro5">
          <table:table-cell table:style-name="ce16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5" table:number-rows-repeated="7">
          <table:table-cell table:style-name="ce16" table:number-columns-repeated="3"/>
          <table:table-cell table:number-columns-repeated="1021"/>
        </table:table-row>
        <table:table-row table:style-name="ro5">
          <table:table-cell table:style-name="ce16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 table:number-rows-repeated="63">
          <table:table-cell table:style-name="ce16" table:number-columns-repeated="3"/>
          <table:table-cell table:number-columns-repeated="1021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6:'Notation scientifique'.G6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7:'Notation scientifique'.G7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8:'Notation scientifique'.G8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9:'Notation scientifique'.G9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0:'Notation scientifique'.G10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1:'Notation scientifique'.G11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2:'Notation scientifique'.G12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3:'Notation scientifique'.G13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6:'Notation scientifique'.F6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7:'Notation scientifique'.F7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8:'Notation scientifique'.F8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9:'Notation scientifique'.F9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0:'Notation scientifique'.F10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1:'Notation scientifique'.F11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2:'Notation scientifique'.F12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3:'Notation scientifique'.F13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N4:'Notation scientifique'.N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N5:'Notation scientifique'.N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N6:'Notation scientifique'.N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N7:'Notation scientifique'.N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N8:'Notation scientifique'.N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N9:'Notation scientifique'.N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N10:'Notation scientifique'.N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N11:'Notation scientifique'.N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N12:'Notation scientifique'.N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N13:'Notation scientifique'.N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M4:'Notation scientifique'.M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M5:'Notation scientifique'.M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M6:'Notation scientifique'.M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M7:'Notation scientifique'.M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M8:'Notation scientifique'.M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M9:'Notation scientifique'.M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M10:'Notation scientifique'.M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M11:'Notation scientifique'.M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M12:'Notation scientifique'.M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M13:'Notation scientifique'.M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</calcext:conditional-formats>
      </table:table>
      <table:table table:name="Données" table:style-name="ta2" table:protected="true" table:protection-key="LKxhskAaZ0GTt/u1snxy4FhU4Ak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3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69"/>
          <table:covered-table-cell table:number-columns-repeated="4" table:style-name="ce119"/>
          <table:covered-table-cell table:number-columns-repeated="5" table:style-name="ce357"/>
          <table:table-cell table:style-name="ce357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3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3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3">
          <table:table-cell table:style-name="ce48" table:formula="of:=RANDBETWEEN(1;1000000)" office:value-type="float" office:value="573795" calcext:value-type="float">
            <text:p>573795</text:p>
          </table:table-cell>
          <table:table-cell table:style-name="ce93" table:formula="of:=IF(RANDBETWEEN(1;10)&lt;5;RANDBETWEEN(1;999)*10^(RANDBETWEEN(-2;2));RANDBETWEEN(1;99)+RANDBETWEEN(1;99)*10^-2)" office:value-type="float" office:value="46.06" calcext:value-type="float">
            <text:p>46</text:p>
          </table:table-cell>
          <table:table-cell table:style-name="ce104" table:formula="of:=IF(RANDBETWEEN(1;10)&lt;5;-1;1)*RANDBETWEEN(1;100)" office:value-type="float" office:value="27" calcext:value-type="float">
            <text:p>27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46,06ᴇ27" calcext:value-type="string">
            <text:p>46,06ᴇ27</text:p>
          </table:table-cell>
          <table:table-cell table:style-name="ce152" table:formula="of:=[.B4]*10^[.C4]" office:value-type="float" office:value="4.606E+028" calcext:value-type="float">
            <text:p>4,606E+028</text:p>
          </table:table-cell>
          <table:table-cell table:style-name="ce174" table:formula="of:=RANK([.A4];[.$A$4:.$A$13];0)" office:value-type="float" office:value="3" calcext:value-type="float">
            <text:p>3</text:p>
          </table:table-cell>
          <table:table-cell table:style-name="ce218" table:formula="of:=RANDBETWEEN(1;1000000)" office:value-type="float" office:value="201003" calcext:value-type="float">
            <text:p>201003</text:p>
          </table:table-cell>
          <table:table-cell table:style-name="ce236" table:formula="of:=RANDBETWEEN(1;1000)*10^(-RANDBETWEEN(1;6))" office:value-type="float" office:value="7.71" calcext:value-type="float">
            <text:p>7,71</text:p>
          </table:table-cell>
          <table:table-cell table:style-name="ce238" table:formula="of:=IF(RANDBETWEEN(1;10)&lt;5;-1;1)*RANDBETWEEN(1;100)" office:value-type="float" office:value="-27" calcext:value-type="float">
            <text:p>-27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7,71ᴇ(-27)" calcext:value-type="string">
            <text:p>7,71ᴇ(-27)</text:p>
          </table:table-cell>
          <table:table-cell table:style-name="ce267" table:formula="of:=[.H4]*10^[.I4]" office:value-type="float" office:value="7.71E-027" calcext:value-type="float">
            <text:p>7,71E-27</text:p>
          </table:table-cell>
          <table:table-cell table:style-name="ce286" table:formula="of:=RANK([.G4];[.$G$4:.$G$13];0)" office:value-type="float" office:value="7" calcext:value-type="float">
            <text:p>7</text:p>
          </table:table-cell>
          <table:table-cell table:style-name="ce296"/>
          <table:table-cell table:number-columns-repeated="1011"/>
        </table:table-row>
        <table:table-row table:style-name="ro3">
          <table:table-cell table:style-name="ce49" table:formula="of:=RANDBETWEEN(1;1000000)" office:value-type="float" office:value="45203" calcext:value-type="float">
            <text:p>45203</text:p>
          </table:table-cell>
          <table:table-cell table:style-name="ce94" table:formula="of:=IF(RANDBETWEEN(1;10)&lt;5;RANDBETWEEN(1;999)*10^(RANDBETWEEN(-2;2));RANDBETWEEN(1;99)+RANDBETWEEN(1;99)*10^-2)" office:value-type="float" office:value="9610" calcext:value-type="float">
            <text:p>9 610</text:p>
          </table:table-cell>
          <table:table-cell table:style-name="ce105" table:formula="of:=IF(RANDBETWEEN(1;10)&lt;5;-1;1)*RANDBETWEEN(1;100)" office:value-type="float" office:value="-28" calcext:value-type="float">
            <text:p>-28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9610ᴇ(-28)" calcext:value-type="string">
            <text:p>9610ᴇ(-28)</text:p>
          </table:table-cell>
          <table:table-cell table:style-name="ce154" table:formula="of:=[.B5]*10^[.C5]" office:value-type="float" office:value="9.61E-025" calcext:value-type="float">
            <text:p>9,61E-25</text:p>
          </table:table-cell>
          <table:table-cell table:style-name="ce190" table:formula="of:=RANK([.A5];[.$A$4:.$A$13];0)" office:value-type="float" office:value="10" calcext:value-type="float">
            <text:p>10</text:p>
          </table:table-cell>
          <table:table-cell table:style-name="ce219" table:formula="of:=RANDBETWEEN(1;1000000)" office:value-type="float" office:value="803181" calcext:value-type="float">
            <text:p>803181</text:p>
          </table:table-cell>
          <table:table-cell table:style-name="ce236" table:formula="of:=RANDBETWEEN(1;1000)*10^(-RANDBETWEEN(1;6))" office:value-type="float" office:value="7.67" calcext:value-type="float">
            <text:p>7,67</text:p>
          </table:table-cell>
          <table:table-cell table:style-name="ce240" table:formula="of:=IF(RANDBETWEEN(1;10)&lt;5;-1;1)*RANDBETWEEN(1;100)" office:value-type="float" office:value="-26" calcext:value-type="float">
            <text:p>-26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7,67ᴇ(-26)" calcext:value-type="string">
            <text:p>7,67ᴇ(-26)</text:p>
          </table:table-cell>
          <table:table-cell table:style-name="ce272" table:formula="of:=[.H5]*10^[.I5]" office:value-type="float" office:value="7.67E-026" calcext:value-type="float">
            <text:p>7,67E-26</text:p>
          </table:table-cell>
          <table:table-cell table:style-name="ce287" table:formula="of:=RANK([.G5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50" table:formula="of:=RANDBETWEEN(1;1000000)" office:value-type="float" office:value="77082" calcext:value-type="float">
            <text:p>77082</text:p>
          </table:table-cell>
          <table:table-cell table:style-name="ce95" table:formula="of:=IF(RANDBETWEEN(1;10)&lt;5;RANDBETWEEN(1;999)*10^(RANDBETWEEN(-2;2));RANDBETWEEN(1;99)+RANDBETWEEN(1;99)*10^-2)" office:value-type="float" office:value="1.47" calcext:value-type="float">
            <text:p>1</text:p>
          </table:table-cell>
          <table:table-cell table:style-name="ce106" table:formula="of:=IF(RANDBETWEEN(1;10)&lt;5;-1;1)*RANDBETWEEN(1;100)" office:value-type="float" office:value="-15" calcext:value-type="float">
            <text:p>-15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1,47ᴇ(-15)" calcext:value-type="string">
            <text:p>1,47ᴇ(-15)</text:p>
          </table:table-cell>
          <table:table-cell table:style-name="ce156" table:formula="of:=[.B6]*10^[.C6]" office:value-type="float" office:value="1.47E-015" calcext:value-type="float">
            <text:p>1,47E-15</text:p>
          </table:table-cell>
          <table:table-cell table:style-name="ce191" table:formula="of:=RANK([.A6];[.$A$4:.$A$13];0)" office:value-type="float" office:value="9" calcext:value-type="float">
            <text:p>9</text:p>
          </table:table-cell>
          <table:table-cell table:style-name="ce220" table:formula="of:=RANDBETWEEN(1;1000000)" office:value-type="float" office:value="703268" calcext:value-type="float">
            <text:p>703268</text:p>
          </table:table-cell>
          <table:table-cell table:style-name="ce236" table:formula="of:=RANDBETWEEN(1;1000)*10^(-RANDBETWEEN(1;6))" office:value-type="float" office:value="53.1" calcext:value-type="float">
            <text:p>53,1</text:p>
          </table:table-cell>
          <table:table-cell table:style-name="ce241" table:formula="of:=IF(RANDBETWEEN(1;10)&lt;5;-1;1)*RANDBETWEEN(1;100)" office:value-type="float" office:value="75" calcext:value-type="float">
            <text:p>75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53,1ᴇ75" calcext:value-type="string">
            <text:p>53,1ᴇ75</text:p>
          </table:table-cell>
          <table:table-cell table:style-name="ce273" table:formula="of:=[.H6]*10^[.I6]" office:value-type="float" office:value="5.31E+076" calcext:value-type="float">
            <text:p>5,31E+076</text:p>
          </table:table-cell>
          <table:table-cell table:style-name="ce288" table:formula="of:=RANK([.G6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53" table:formula="of:=RANDBETWEEN(1;1000000)" office:value-type="float" office:value="92565" calcext:value-type="float">
            <text:p>92565</text:p>
          </table:table-cell>
          <table:table-cell table:style-name="ce96" table:formula="of:=IF(RANDBETWEEN(1;10)&lt;5;RANDBETWEEN(1;999)*10^(RANDBETWEEN(-2;2));RANDBETWEEN(1;99)+RANDBETWEEN(1;99)*10^-2)" office:value-type="float" office:value="33.33" calcext:value-type="float">
            <text:p>33</text:p>
          </table:table-cell>
          <table:table-cell table:style-name="ce107" table:formula="of:=IF(RANDBETWEEN(1;10)&lt;5;-1;1)*RANDBETWEEN(1;100)" office:value-type="float" office:value="-49" calcext:value-type="float">
            <text:p>-49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33,33ᴇ(-49)" calcext:value-type="string">
            <text:p>33,33ᴇ(-49)</text:p>
          </table:table-cell>
          <table:table-cell table:style-name="ce157" table:formula="of:=[.B7]*10^[.C7]" office:value-type="float" office:value="3.333E-048" calcext:value-type="float">
            <text:p>3,333E-48</text:p>
          </table:table-cell>
          <table:table-cell table:style-name="ce194" table:formula="of:=RANK([.A7];[.$A$4:.$A$13];0)" office:value-type="float" office:value="7" calcext:value-type="float">
            <text:p>7</text:p>
          </table:table-cell>
          <table:table-cell table:style-name="ce222" table:formula="of:=RANDBETWEEN(1;1000000)" office:value-type="float" office:value="779905" calcext:value-type="float">
            <text:p>779905</text:p>
          </table:table-cell>
          <table:table-cell table:style-name="ce236" table:formula="of:=RANDBETWEEN(1;1000)*10^(-RANDBETWEEN(1;6))" office:value-type="float" office:value="0.00067" calcext:value-type="float">
            <text:p>0,00067</text:p>
          </table:table-cell>
          <table:table-cell table:style-name="ce245" table:formula="of:=IF(RANDBETWEEN(1;10)&lt;5;-1;1)*RANDBETWEEN(1;100)" office:value-type="float" office:value="-70" calcext:value-type="float">
            <text:p>-70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0067ᴇ(-70)" calcext:value-type="string">
            <text:p>0,00067ᴇ(-70)</text:p>
          </table:table-cell>
          <table:table-cell table:style-name="ce274" table:formula="of:=[.H7]*10^[.I7]" office:value-type="float" office:value="6.7E-074" calcext:value-type="float">
            <text:p>6,7E-74</text:p>
          </table:table-cell>
          <table:table-cell table:style-name="ce289" table:formula="of:=RANK([.G7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57" table:formula="of:=RANDBETWEEN(1;1000000)" office:value-type="float" office:value="307682" calcext:value-type="float">
            <text:p>307682</text:p>
          </table:table-cell>
          <table:table-cell table:style-name="ce97" table:formula="of:=IF(RANDBETWEEN(1;10)&lt;5;RANDBETWEEN(1;999)*10^(RANDBETWEEN(-2;2));RANDBETWEEN(1;99)+RANDBETWEEN(1;99)*10^-2)" office:value-type="float" office:value="7160" calcext:value-type="float">
            <text:p>7 160</text:p>
          </table:table-cell>
          <table:table-cell table:style-name="ce108" table:formula="of:=IF(RANDBETWEEN(1;10)&lt;5;-1;1)*RANDBETWEEN(1;100)" office:value-type="float" office:value="86" calcext:value-type="float">
            <text:p>86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7160ᴇ86" calcext:value-type="string">
            <text:p>7160ᴇ86</text:p>
          </table:table-cell>
          <table:table-cell table:style-name="ce158" table:formula="of:=[.B8]*10^[.C8]" office:value-type="float" office:value="7.16E+089" calcext:value-type="float">
            <text:p>7,16E+089</text:p>
          </table:table-cell>
          <table:table-cell table:style-name="ce197" table:formula="of:=RANK([.A8];[.$A$4:.$A$13];0)" office:value-type="float" office:value="6" calcext:value-type="float">
            <text:p>6</text:p>
          </table:table-cell>
          <table:table-cell table:style-name="ce223" table:formula="of:=RANDBETWEEN(1;1000000)" office:value-type="float" office:value="42403" calcext:value-type="float">
            <text:p>42403</text:p>
          </table:table-cell>
          <table:table-cell table:style-name="ce236" table:formula="of:=RANDBETWEEN(1;1000)*10^(-RANDBETWEEN(1;6))" office:value-type="float" office:value="0.00117" calcext:value-type="float">
            <text:p>0,00117</text:p>
          </table:table-cell>
          <table:table-cell table:style-name="ce246" table:formula="of:=IF(RANDBETWEEN(1;10)&lt;5;-1;1)*RANDBETWEEN(1;100)" office:value-type="float" office:value="33" calcext:value-type="float">
            <text:p>33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00117ᴇ33" calcext:value-type="string">
            <text:p>0,00117ᴇ33</text:p>
          </table:table-cell>
          <table:table-cell table:style-name="ce276" table:formula="of:=[.H8]*10^[.I8]" office:value-type="float" office:value="1.17E+030" calcext:value-type="float">
            <text:p>1,17E+030</text:p>
          </table:table-cell>
          <table:table-cell table:style-name="ce290" table:formula="of:=RANK([.G8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58" table:formula="of:=RANDBETWEEN(1;1000000)" office:value-type="float" office:value="411488" calcext:value-type="float">
            <text:p>411488</text:p>
          </table:table-cell>
          <table:table-cell table:style-name="ce98" table:formula="of:=IF(RANDBETWEEN(1;10)&lt;5;RANDBETWEEN(1;999)*10^(RANDBETWEEN(-2;2));RANDBETWEEN(1;99)+RANDBETWEEN(1;99)*10^-2)" office:value-type="float" office:value="871" calcext:value-type="float">
            <text:p>871</text:p>
          </table:table-cell>
          <table:table-cell table:style-name="ce109" table:formula="of:=IF(RANDBETWEEN(1;10)&lt;5;-1;1)*RANDBETWEEN(1;100)" office:value-type="float" office:value="-12" calcext:value-type="float">
            <text:p>-12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871ᴇ(-12)" calcext:value-type="string">
            <text:p>871ᴇ(-12)</text:p>
          </table:table-cell>
          <table:table-cell table:style-name="ce159" table:formula="of:=[.B9]*10^[.C9]" office:value-type="float" office:value="0.000000000871" calcext:value-type="float">
            <text:p>8,71E-10</text:p>
          </table:table-cell>
          <table:table-cell table:style-name="ce198" table:formula="of:=RANK([.A9];[.$A$4:.$A$13];0)" office:value-type="float" office:value="4" calcext:value-type="float">
            <text:p>4</text:p>
          </table:table-cell>
          <table:table-cell table:style-name="ce224" table:formula="of:=RANDBETWEEN(1;1000000)" office:value-type="float" office:value="19369" calcext:value-type="float">
            <text:p>19369</text:p>
          </table:table-cell>
          <table:table-cell table:style-name="ce236" table:formula="of:=RANDBETWEEN(1;1000)*10^(-RANDBETWEEN(1;6))" office:value-type="float" office:value="93.2" calcext:value-type="float">
            <text:p>93,2</text:p>
          </table:table-cell>
          <table:table-cell table:style-name="ce247" table:formula="of:=IF(RANDBETWEEN(1;10)&lt;5;-1;1)*RANDBETWEEN(1;100)" office:value-type="float" office:value="-44" calcext:value-type="float">
            <text:p>-44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93,2ᴇ(-44)" calcext:value-type="string">
            <text:p>93,2ᴇ(-44)</text:p>
          </table:table-cell>
          <table:table-cell table:style-name="ce281" table:formula="of:=[.H9]*10^[.I9]" office:value-type="float" office:value="9.32E-043" calcext:value-type="float">
            <text:p>9,32E-43</text:p>
          </table:table-cell>
          <table:table-cell table:style-name="ce291" table:formula="of:=RANK([.G9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59" table:formula="of:=RANDBETWEEN(1;1000000)" office:value-type="float" office:value="741300" calcext:value-type="float">
            <text:p>741300</text:p>
          </table:table-cell>
          <table:table-cell table:style-name="ce99" table:formula="of:=IF(RANDBETWEEN(1;10)&lt;5;RANDBETWEEN(1;999)*10^(RANDBETWEEN(-2;2));RANDBETWEEN(1;99)+RANDBETWEEN(1;99)*10^-2)" office:value-type="float" office:value="9.18" calcext:value-type="float">
            <text:p>9</text:p>
          </table:table-cell>
          <table:table-cell table:style-name="ce110" table:formula="of:=IF(RANDBETWEEN(1;10)&lt;5;-1;1)*RANDBETWEEN(1;100)" office:value-type="float" office:value="-42" calcext:value-type="float">
            <text:p>-42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9,18ᴇ(-42)" calcext:value-type="string">
            <text:p>9,18ᴇ(-42)</text:p>
          </table:table-cell>
          <table:table-cell table:style-name="ce160" table:formula="of:=[.B10]*10^[.C10]" office:value-type="float" office:value="9.18E-042" calcext:value-type="float">
            <text:p>9,18E-42</text:p>
          </table:table-cell>
          <table:table-cell table:style-name="ce208" table:formula="of:=RANK([.A10];[.$A$4:.$A$13];0)" office:value-type="float" office:value="1" calcext:value-type="float">
            <text:p>1</text:p>
          </table:table-cell>
          <table:table-cell table:style-name="ce225" table:formula="of:=RANDBETWEEN(1;1000000)" office:value-type="float" office:value="698037" calcext:value-type="float">
            <text:p>698037</text:p>
          </table:table-cell>
          <table:table-cell table:style-name="ce236" table:formula="of:=RANDBETWEEN(1;1000)*10^(-RANDBETWEEN(1;6))" office:value-type="float" office:value="0.000678" calcext:value-type="float">
            <text:p>0,000678</text:p>
          </table:table-cell>
          <table:table-cell table:style-name="ce248" table:formula="of:=IF(RANDBETWEEN(1;10)&lt;5;-1;1)*RANDBETWEEN(1;100)" office:value-type="float" office:value="21" calcext:value-type="float">
            <text:p>21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0,000678ᴇ21" calcext:value-type="string">
            <text:p>0,000678ᴇ21</text:p>
          </table:table-cell>
          <table:table-cell table:style-name="ce282" table:formula="of:=[.H10]*10^[.I10]" office:value-type="float" office:value="6.78E+017" calcext:value-type="float">
            <text:p>6,78E+017</text:p>
          </table:table-cell>
          <table:table-cell table:style-name="ce292" table:formula="of:=RANK([.G10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60" table:formula="of:=RANDBETWEEN(1;1000000)" office:value-type="float" office:value="355015" calcext:value-type="float">
            <text:p>355015</text:p>
          </table:table-cell>
          <table:table-cell table:style-name="ce100" table:formula="of:=IF(RANDBETWEEN(1;10)&lt;5;RANDBETWEEN(1;999)*10^(RANDBETWEEN(-2;2));RANDBETWEEN(1;99)+RANDBETWEEN(1;99)*10^-2)" office:value-type="float" office:value="16.82" calcext:value-type="float">
            <text:p>17</text:p>
          </table:table-cell>
          <table:table-cell table:style-name="ce111" table:formula="of:=IF(RANDBETWEEN(1;10)&lt;5;-1;1)*RANDBETWEEN(1;100)" office:value-type="float" office:value="-93" calcext:value-type="float">
            <text:p>-93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16,82ᴇ(-93)" calcext:value-type="string">
            <text:p>16,82ᴇ(-93)</text:p>
          </table:table-cell>
          <table:table-cell table:style-name="ce161" table:formula="of:=[.B11]*10^[.C11]" office:value-type="float" office:value="1.682E-092" calcext:value-type="float">
            <text:p>1,682E-92</text:p>
          </table:table-cell>
          <table:table-cell table:style-name="ce214" table:formula="of:=RANK([.A11];[.$A$4:.$A$13];0)" office:value-type="float" office:value="5" calcext:value-type="float">
            <text:p>5</text:p>
          </table:table-cell>
          <table:table-cell table:style-name="ce226" table:formula="of:=RANDBETWEEN(1;1000000)" office:value-type="float" office:value="161848" calcext:value-type="float">
            <text:p>161848</text:p>
          </table:table-cell>
          <table:table-cell table:style-name="ce236" table:formula="of:=RANDBETWEEN(1;1000)*10^(-RANDBETWEEN(1;6))" office:value-type="float" office:value="9" calcext:value-type="float">
            <text:p>9</text:p>
          </table:table-cell>
          <table:table-cell table:style-name="ce253" table:formula="of:=IF(RANDBETWEEN(1;10)&lt;5;-1;1)*RANDBETWEEN(1;100)" office:value-type="float" office:value="-40" calcext:value-type="float">
            <text:p>-40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9ᴇ(-40)" calcext:value-type="string">
            <text:p>9ᴇ(-40)</text:p>
          </table:table-cell>
          <table:table-cell table:style-name="ce283" table:formula="of:=[.H11]*10^[.I11]" office:value-type="float" office:value="9E-040" calcext:value-type="float">
            <text:p>9E-40</text:p>
          </table:table-cell>
          <table:table-cell table:style-name="ce293" table:formula="of:=RANK([.G11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61" table:formula="of:=RANDBETWEEN(1;1000000)" office:value-type="float" office:value="629750" calcext:value-type="float">
            <text:p>629750</text:p>
          </table:table-cell>
          <table:table-cell table:style-name="ce101" table:formula="of:=IF(RANDBETWEEN(1;10)&lt;5;RANDBETWEEN(1;999)*10^(RANDBETWEEN(-2;2));RANDBETWEEN(1;99)+RANDBETWEEN(1;99)*10^-2)" office:value-type="float" office:value="59.35" calcext:value-type="float">
            <text:p>59</text:p>
          </table:table-cell>
          <table:table-cell table:style-name="ce112" table:formula="of:=IF(RANDBETWEEN(1;10)&lt;5;-1;1)*RANDBETWEEN(1;100)" office:value-type="float" office:value="31" calcext:value-type="float">
            <text:p>31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59,35ᴇ31" calcext:value-type="string">
            <text:p>59,35ᴇ31</text:p>
          </table:table-cell>
          <table:table-cell table:style-name="ce165" table:formula="of:=[.B12]*10^[.C12]" office:value-type="float" office:value="5.935E+032" calcext:value-type="float">
            <text:p>5,935E+032</text:p>
          </table:table-cell>
          <table:table-cell table:style-name="ce216" table:formula="of:=RANK([.A12];[.$A$4:.$A$13];0)" office:value-type="float" office:value="2" calcext:value-type="float">
            <text:p>2</text:p>
          </table:table-cell>
          <table:table-cell table:style-name="ce227" table:formula="of:=RANDBETWEEN(1;1000000)" office:value-type="float" office:value="280032" calcext:value-type="float">
            <text:p>280032</text:p>
          </table:table-cell>
          <table:table-cell table:style-name="ce236" table:formula="of:=RANDBETWEEN(1;1000)*10^(-RANDBETWEEN(1;6))" office:value-type="float" office:value="0.00567" calcext:value-type="float">
            <text:p>0,00567</text:p>
          </table:table-cell>
          <table:table-cell table:style-name="ce254" table:formula="of:=IF(RANDBETWEEN(1;10)&lt;5;-1;1)*RANDBETWEEN(1;100)" office:value-type="float" office:value="74" calcext:value-type="float">
            <text:p>74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00567ᴇ74" calcext:value-type="string">
            <text:p>0,00567ᴇ74</text:p>
          </table:table-cell>
          <table:table-cell table:style-name="ce284" table:formula="of:=[.H12]*10^[.I12]" office:value-type="float" office:value="5.67E+071" calcext:value-type="float">
            <text:p>5,67E+071</text:p>
          </table:table-cell>
          <table:table-cell table:style-name="ce294" table:formula="of:=RANK([.G12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64" table:formula="of:=RANDBETWEEN(1;1000000)" office:value-type="float" office:value="77984" calcext:value-type="float">
            <text:p>77984</text:p>
          </table:table-cell>
          <table:table-cell table:style-name="ce102" table:formula="of:=IF(RANDBETWEEN(1;10)&lt;5;RANDBETWEEN(1;999)*10^(RANDBETWEEN(-2;2));RANDBETWEEN(1;99)+RANDBETWEEN(1;99)*10^-2)" office:value-type="float" office:value="68.57" calcext:value-type="float">
            <text:p>69</text:p>
          </table:table-cell>
          <table:table-cell table:style-name="ce113" table:formula="of:=IF(RANDBETWEEN(1;10)&lt;5;-1;1)*RANDBETWEEN(1;100)" office:value-type="float" office:value="22" calcext:value-type="float">
            <text:p>22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68,57ᴇ22" calcext:value-type="string">
            <text:p>68,57ᴇ22</text:p>
          </table:table-cell>
          <table:table-cell table:style-name="ce166" table:formula="of:=[.B13]*10^[.C13]" office:value-type="float" office:value="6.857E+023" calcext:value-type="float">
            <text:p>6,857E+023</text:p>
          </table:table-cell>
          <table:table-cell table:style-name="ce217" table:formula="of:=RANK([.A13];[.$A$4:.$A$13];0)" office:value-type="float" office:value="8" calcext:value-type="float">
            <text:p>8</text:p>
          </table:table-cell>
          <table:table-cell table:style-name="ce233" table:formula="of:=RANDBETWEEN(1;1000000)" office:value-type="float" office:value="327011" calcext:value-type="float">
            <text:p>327011</text:p>
          </table:table-cell>
          <table:table-cell table:style-name="ce236" table:formula="of:=RANDBETWEEN(1;1000)*10^(-RANDBETWEEN(1;6))" office:value-type="float" office:value="9.14" calcext:value-type="float">
            <text:p>9,14</text:p>
          </table:table-cell>
          <table:table-cell table:style-name="ce256" table:formula="of:=IF(RANDBETWEEN(1;10)&lt;5;-1;1)*RANDBETWEEN(1;100)" office:value-type="float" office:value="-83" calcext:value-type="float">
            <text:p>-83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9,14ᴇ(-83)" calcext:value-type="string">
            <text:p>9,14ᴇ(-83)</text:p>
          </table:table-cell>
          <table:table-cell table:style-name="ce285" table:formula="of:=[.H13]*10^[.I13]" office:value-type="float" office:value="9.14E-083" calcext:value-type="float">
            <text:p>9,14E-83</text:p>
          </table:table-cell>
          <table:table-cell table:style-name="ce295" table:formula="of:=RANK([.G13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69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4:Données.B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4:Données.C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4:Données.D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4:Données.E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4:Données.F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4:Données.G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4:Données.I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4:Données.J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4:Données.K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4:Données.L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5:Données.A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5:Données.B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5:Données.C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5:Données.D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5:Données.E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5:Données.F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5:Données.G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5:Données.I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5:Données.J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5:Données.K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5:Données.L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6:Données.C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6:Données.D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6:Données.E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6:Données.F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6:Données.G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6:Données.I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6:Données.J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6:Données.K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6:Données.L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7:Données.A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7:Données.B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7:Données.C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7:Données.D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7:Données.E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7:Données.F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7:Données.G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7:Données.I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7:Données.J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7:Données.K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7:Données.L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8:Données.A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8:Données.B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8:Données.C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8:Données.D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8:Données.E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8:Données.F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8:Données.G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8:Données.I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8:Données.J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8:Données.K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8:Données.L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9:Données.A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9:Données.B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9:Données.C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9:Données.D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9:Données.E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9:Données.F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9:Données.G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9:Données.I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9:Données.J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9:Données.K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9:Données.L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0:Données.A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0:Données.B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0:Données.C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0:Données.D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0:Données.E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0:Données.F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0:Données.G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0:Données.I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0:Données.J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0:Données.K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0:Données.L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1:Données.A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1:Données.B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1:Données.C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1:Données.D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1:Données.E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1:Données.F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1:Données.G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1:Données.I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1:Données.J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1:Données.K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1:Données.L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2:Données.A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2:Données.B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2:Données.C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2:Données.D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2:Données.E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2:Données.F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2:Données.G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2:Données.I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2:Données.J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2:Données.K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2:Données.L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3:Données.A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3:Données.B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3:Données.C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3:Données.D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3:Données.E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3:Données.F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3:Données.G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3:Données.I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3:Données.J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3:Données.K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3:Données.L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07:46:04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7T07:46:52.863000000</dc:date>
    <meta:editing-duration>P2DT18H36M19S</meta:editing-duration>
    <meta:editing-cycles>729</meta:editing-cycles>
    <meta:generator>LibreOffice/5.3.2.2$Windows_x86 LibreOffice_project/6cd4f1ef626f15116896b1d8e1398b56da0d0ee1</meta:generator>
    <meta:print-date>2018-05-17T16:14:04.496000000</meta:print-date>
    <meta:document-statistic meta:table-count="3" meta:cell-count="263" meta:object-count="9"/>
  </office:meta>
</office:document-meta>
</file>